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dexed( String prefix , int beginWi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re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onymous( String placehol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named( String prefix , String namePrefix , int max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dentifiablePlacehol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d( String prefix , String namePrefix , int maxLength , Function &lt; String , String &gt; hintFilter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